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7.84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14pt solid #000000"/>
    </style:style>
    <style:style style:name="ce2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4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14pt solid #000000"/>
      <style:paragraph-properties fo:text-align="end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1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14pt solid #000000"/>
    </style:style>
    <style:style style:name="ce8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 style:data-style-name="N124">
      <style:table-cell-properties style:text-align-source="fix" style:repeat-content="false" fo:border="0.14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0" style:family="table-cell" style:parent-style-name="Default" style:data-style-name="N124">
      <style:table-cell-properties style:text-align-source="fix" style:repeat-content="false" fo:border="0.14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8" style:family="table-cell" style:parent-style-name="Default" style:data-style-name="N125">
      <style:table-cell-properties fo:border="0.06pt solid #000000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7])))" style:apply-style-name="Untitled1" style:base-cell-address="Sheet1.U17"/>
    </style:style>
    <style:style style:name="ce2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7])))" style:apply-style-name="Untitled1" style:base-cell-address="Sheet1.U17"/>
    </style:style>
    <style:style style:name="ce2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7])))" style:apply-style-name="Untitled1" style:base-cell-address="Sheet1.U17"/>
    </style:style>
    <style:style style:name="ce2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2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2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D6])))" style:apply-style-name="Untitled1" style:base-cell-address="Sheet1.AD6"/>
    </style:style>
    <style:style style:name="ce3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3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E6])))" style:apply-style-name="Untitled1" style:base-cell-address="Sheet1.AE6"/>
    </style:style>
    <style:style style:name="ce3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3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C6])))" style:apply-style-name="Untitled1" style:base-cell-address="Sheet1.AC6"/>
    </style:style>
    <style:style style:name="ce3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D6])))" style:apply-style-name="Untitled1" style:base-cell-address="Sheet1.AD6"/>
    </style:style>
    <style:style style:name="ce3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D6])))" style:apply-style-name="Untitled1" style:base-cell-address="Sheet1.AD6"/>
    </style:style>
    <style:style style:name="ce3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D6])))" style:apply-style-name="Untitled1" style:base-cell-address="Sheet1.AD6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D6])))" style:apply-style-name="Untitled1" style:base-cell-address="Sheet1.AD6"/>
    </style:style>
    <style:style style:name="ce3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E6])))" style:apply-style-name="Untitled1" style:base-cell-address="Sheet1.AE6"/>
    </style:style>
    <style:style style:name="ce4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E6])))" style:apply-style-name="Untitled1" style:base-cell-address="Sheet1.AE6"/>
    </style:style>
    <style:style style:name="ce4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E6])))" style:apply-style-name="Untitled1" style:base-cell-address="Sheet1.AE6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E6])))" style:apply-style-name="Untitled1" style:base-cell-address="Sheet1.AE6"/>
    </style:style>
    <style:style style:name="ce4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F6])))" style:apply-style-name="Untitled1" style:base-cell-address="Sheet1.AF6"/>
    </style:style>
    <style:style style:name="ce4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F6])))" style:apply-style-name="Untitled1" style:base-cell-address="Sheet1.AF6"/>
    </style:style>
    <style:style style:name="ce4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F6])))" style:apply-style-name="Untitled1" style:base-cell-address="Sheet1.AF6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F6])))" style:apply-style-name="Untitled1" style:base-cell-address="Sheet1.AF6"/>
    </style:style>
    <style:style style:name="ce4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G6])))" style:apply-style-name="Untitled1" style:base-cell-address="Sheet1.AG6"/>
    </style:style>
    <style:style style:name="ce4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G6])))" style:apply-style-name="Untitled1" style:base-cell-address="Sheet1.AG6"/>
    </style:style>
    <style:style style:name="ce4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G6])))" style:apply-style-name="Untitled1" style:base-cell-address="Sheet1.AG6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G6])))" style:apply-style-name="Untitled1" style:base-cell-address="Sheet1.AG6"/>
    </style:style>
  </office:automatic-styles>
  <office:body>
    <office:spreadsheet>
      <table:calculation-settings table:automatic-find-labels="false"/>
      <table:table table:name="Sheet1" table:style-name="ta1" table:print-ranges="Sheet1.A3:Sheet1.AG22">
        <table:table-column table:style-name="co1" table:default-cell-style-name="ce3"/>
        <table:table-column table:style-name="co2" table:default-cell-style-name="ce1"/>
        <table:table-column table:style-name="co3" table:number-columns-repeated="26" table:default-cell-style-name="ce11"/>
        <table:table-column table:style-name="co3" table:default-cell-style-name="ce30"/>
        <table:table-column table:style-name="co3" table:default-cell-style-name="ce35"/>
        <table:table-column table:style-name="co3" table:default-cell-style-name="ce39"/>
        <table:table-column table:style-name="co3" table:default-cell-style-name="ce43"/>
        <table:table-column table:style-name="co3" table:default-cell-style-name="ce47"/>
        <table:table-column table:style-name="co4" table:number-columns-repeated="47" table:default-cell-style-name="Default"/>
        <table:table-row table:style-name="ro1" table:number-rows-repeated="2">
          <table:table-cell table:style-name="Default" table:number-columns-repeated="33"/>
          <table:table-cell table:number-columns-repeated="47"/>
        </table:table-row>
        <table:table-row table:style-name="ro1">
          <table:table-cell table:style-name="ce1"/>
          <table:table-cell table:style-name="ce5" office:value-type="string" calcext:value-type="string">
            <text:p>Week No. (#) / Week Start (DD-MM)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formula="of:=[.C3]+1" office:value-type="float" office:value="-2" calcext:value-type="float">
            <text:p>-2</text:p>
          </table:table-cell>
          <table:table-cell table:style-name="ce8" table:formula="of:=[.D3]+1" office:value-type="float" office:value="-1" calcext:value-type="float">
            <text:p>-1</text:p>
          </table:table-cell>
          <table:table-cell table:style-name="ce8" table:formula="of:=[.E3]+1" office:value-type="float" office:value="0" calcext:value-type="float">
            <text:p>0</text:p>
          </table:table-cell>
          <table:table-cell table:style-name="ce8" table:formula="of:=[.F3]+1" office:value-type="float" office:value="1" calcext:value-type="float">
            <text:p>1</text:p>
          </table:table-cell>
          <table:table-cell table:style-name="ce8" table:formula="of:=[.G3]+1" office:value-type="float" office:value="2" calcext:value-type="float">
            <text:p>2</text:p>
          </table:table-cell>
          <table:table-cell table:style-name="ce8" table:formula="of:=[.H3]+1" office:value-type="float" office:value="3" calcext:value-type="float">
            <text:p>3</text:p>
          </table:table-cell>
          <table:table-cell table:style-name="ce8" table:formula="of:=[.I3]+1" office:value-type="float" office:value="4" calcext:value-type="float">
            <text:p>4</text:p>
          </table:table-cell>
          <table:table-cell table:style-name="ce8" table:formula="of:=[.J3]+1" office:value-type="float" office:value="5" calcext:value-type="float">
            <text:p>5</text:p>
          </table:table-cell>
          <table:table-cell table:style-name="ce8" table:formula="of:=[.K3]+1" office:value-type="float" office:value="6" calcext:value-type="float">
            <text:p>6</text:p>
          </table:table-cell>
          <table:table-cell table:style-name="ce8" table:formula="of:=[.L3]+1" office:value-type="float" office:value="7" calcext:value-type="float">
            <text:p>7</text:p>
          </table:table-cell>
          <table:table-cell table:style-name="ce8" table:formula="of:=[.M3]+1" office:value-type="float" office:value="8" calcext:value-type="float">
            <text:p>8</text:p>
          </table:table-cell>
          <table:table-cell table:style-name="ce8" table:formula="of:=[.N3]+1" office:value-type="float" office:value="9" calcext:value-type="float">
            <text:p>9</text:p>
          </table:table-cell>
          <table:table-cell table:style-name="ce8" table:formula="of:=[.O3]+1" office:value-type="float" office:value="10" calcext:value-type="float">
            <text:p>10</text:p>
          </table:table-cell>
          <table:table-cell table:style-name="ce8" table:formula="of:=[.P3]+1" office:value-type="float" office:value="11" calcext:value-type="float">
            <text:p>11</text:p>
          </table:table-cell>
          <table:table-cell table:style-name="ce8" table:formula="of:=[.Q3]+1" office:value-type="float" office:value="12" calcext:value-type="float">
            <text:p>12</text:p>
          </table:table-cell>
          <table:table-cell table:style-name="ce8" table:formula="of:=[.R3]+1" office:value-type="float" office:value="13" calcext:value-type="float">
            <text:p>13</text:p>
          </table:table-cell>
          <table:table-cell table:style-name="ce8" table:formula="of:=[.S3]+1" office:value-type="float" office:value="14" calcext:value-type="float">
            <text:p>14</text:p>
          </table:table-cell>
          <table:table-cell table:style-name="ce8" table:formula="of:=[.T3]+1" office:value-type="float" office:value="15" calcext:value-type="float">
            <text:p>15</text:p>
          </table:table-cell>
          <table:table-cell table:style-name="ce8" table:formula="of:=[.U3]+1" office:value-type="float" office:value="16" calcext:value-type="float">
            <text:p>16</text:p>
          </table:table-cell>
          <table:table-cell table:style-name="ce8" table:formula="of:=[.V3]+1" office:value-type="float" office:value="17" calcext:value-type="float">
            <text:p>17</text:p>
          </table:table-cell>
          <table:table-cell table:style-name="ce8" table:formula="of:=[.W3]+1" office:value-type="float" office:value="18" calcext:value-type="float">
            <text:p>18</text:p>
          </table:table-cell>
          <table:table-cell table:style-name="ce8" table:formula="of:=[.X3]+1" office:value-type="float" office:value="19" calcext:value-type="float">
            <text:p>19</text:p>
          </table:table-cell>
          <table:table-cell table:style-name="ce8" table:formula="of:=[.Y3]+1" office:value-type="float" office:value="20" calcext:value-type="float">
            <text:p>20</text:p>
          </table:table-cell>
          <table:table-cell table:style-name="ce8" table:formula="of:=[.Z3]+1" office:value-type="float" office:value="21" calcext:value-type="float">
            <text:p>21</text:p>
          </table:table-cell>
          <table:table-cell table:style-name="ce8" table:formula="of:=[.AA3]+1" office:value-type="float" office:value="22" calcext:value-type="float">
            <text:p>22</text:p>
          </table:table-cell>
          <table:table-cell table:style-name="ce8" table:formula="of:=[.AB3]+1" office:value-type="float" office:value="23" calcext:value-type="float">
            <text:p>23</text:p>
          </table:table-cell>
          <table:table-cell table:style-name="ce8" table:formula="of:=[.AC3]+1" office:value-type="float" office:value="24" calcext:value-type="float">
            <text:p>24</text:p>
          </table:table-cell>
          <table:table-cell table:style-name="ce8" table:formula="of:=[.AD3]+1" office:value-type="float" office:value="25" calcext:value-type="float">
            <text:p>25</text:p>
          </table:table-cell>
          <table:table-cell table:style-name="ce8" table:formula="of:=[.AE3]+1" office:value-type="float" office:value="26" calcext:value-type="float">
            <text:p>26</text:p>
          </table:table-cell>
          <table:table-cell table:style-name="ce8" table:formula="of:=[.AF3]+1" office:value-type="float" office:value="27" calcext:value-type="float">
            <text:p>2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Task Name</text:p>
          </table:table-cell>
          <table:table-cell table:style-name="ce9" table:formula="of:=DAY([.C26])" office:value-type="float" office:value="4" calcext:value-type="float">
            <text:p>04</text:p>
          </table:table-cell>
          <table:table-cell table:style-name="ce9" table:formula="of:=DAY([.D26])" office:value-type="float" office:value="11" calcext:value-type="float">
            <text:p>11</text:p>
          </table:table-cell>
          <table:table-cell table:style-name="ce9" table:formula="of:=DAY([.E26])" office:value-type="float" office:value="18" calcext:value-type="float">
            <text:p>18</text:p>
          </table:table-cell>
          <table:table-cell table:style-name="ce9" table:formula="of:=DAY([.F26])" office:value-type="float" office:value="25" calcext:value-type="float">
            <text:p>25</text:p>
          </table:table-cell>
          <table:table-cell table:style-name="ce9" table:formula="of:=DAY([.G26])" office:value-type="float" office:value="1" calcext:value-type="float">
            <text:p>01</text:p>
          </table:table-cell>
          <table:table-cell table:style-name="ce9" table:formula="of:=DAY([.H26])" office:value-type="float" office:value="8" calcext:value-type="float">
            <text:p>08</text:p>
          </table:table-cell>
          <table:table-cell table:style-name="ce9" table:formula="of:=DAY([.I26])" office:value-type="float" office:value="15" calcext:value-type="float">
            <text:p>15</text:p>
          </table:table-cell>
          <table:table-cell table:style-name="ce9" table:formula="of:=DAY([.J26])" office:value-type="float" office:value="22" calcext:value-type="float">
            <text:p>22</text:p>
          </table:table-cell>
          <table:table-cell table:style-name="ce9" table:formula="of:=DAY([.K26])" office:value-type="float" office:value="29" calcext:value-type="float">
            <text:p>29</text:p>
          </table:table-cell>
          <table:table-cell table:style-name="ce9" table:formula="of:=DAY([.L26])" office:value-type="float" office:value="6" calcext:value-type="float">
            <text:p>06</text:p>
          </table:table-cell>
          <table:table-cell table:style-name="ce9" table:formula="of:=DAY([.M26])" office:value-type="float" office:value="13" calcext:value-type="float">
            <text:p>13</text:p>
          </table:table-cell>
          <table:table-cell table:style-name="ce9" table:formula="of:=DAY([.N26])" office:value-type="float" office:value="20" calcext:value-type="float">
            <text:p>20</text:p>
          </table:table-cell>
          <table:table-cell table:style-name="ce9" table:formula="of:=DAY([.O26])" office:value-type="float" office:value="27" calcext:value-type="float">
            <text:p>27</text:p>
          </table:table-cell>
          <table:table-cell table:style-name="ce9" table:formula="of:=DAY([.P26])" office:value-type="float" office:value="3" calcext:value-type="float">
            <text:p>03</text:p>
          </table:table-cell>
          <table:table-cell table:style-name="ce9" table:formula="of:=DAY([.Q26])" office:value-type="float" office:value="10" calcext:value-type="float">
            <text:p>10</text:p>
          </table:table-cell>
          <table:table-cell table:style-name="ce9" table:formula="of:=DAY([.R26])" office:value-type="float" office:value="17" calcext:value-type="float">
            <text:p>17</text:p>
          </table:table-cell>
          <table:table-cell table:style-name="ce9" table:formula="of:=DAY([.S26])" office:value-type="float" office:value="24" calcext:value-type="float">
            <text:p>24</text:p>
          </table:table-cell>
          <table:table-cell table:style-name="ce9" table:formula="of:=DAY([.T26])" office:value-type="float" office:value="1" calcext:value-type="float">
            <text:p>01</text:p>
          </table:table-cell>
          <table:table-cell table:style-name="ce9" table:formula="of:=DAY([.U26])" office:value-type="float" office:value="8" calcext:value-type="float">
            <text:p>08</text:p>
          </table:table-cell>
          <table:table-cell table:style-name="ce9" table:formula="of:=DAY([.V26])" office:value-type="float" office:value="15" calcext:value-type="float">
            <text:p>15</text:p>
          </table:table-cell>
          <table:table-cell table:style-name="ce9" table:formula="of:=DAY([.W26])" office:value-type="float" office:value="22" calcext:value-type="float">
            <text:p>22</text:p>
          </table:table-cell>
          <table:table-cell table:style-name="ce9" table:formula="of:=DAY([.X26])" office:value-type="float" office:value="29" calcext:value-type="float">
            <text:p>29</text:p>
          </table:table-cell>
          <table:table-cell table:style-name="ce9" table:formula="of:=DAY([.Y26])" office:value-type="float" office:value="5" calcext:value-type="float">
            <text:p>05</text:p>
          </table:table-cell>
          <table:table-cell table:style-name="ce9" table:formula="of:=DAY([.Z26])" office:value-type="float" office:value="12" calcext:value-type="float">
            <text:p>12</text:p>
          </table:table-cell>
          <table:table-cell table:style-name="ce9" table:formula="of:=DAY([.AA26])" office:value-type="float" office:value="19" calcext:value-type="float">
            <text:p>19</text:p>
          </table:table-cell>
          <table:table-cell table:style-name="ce9" table:formula="of:=DAY([.AB26])" office:value-type="float" office:value="26" calcext:value-type="float">
            <text:p>26</text:p>
          </table:table-cell>
          <table:table-cell table:style-name="ce9" table:formula="of:=DAY([.AC26])" office:value-type="float" office:value="2" calcext:value-type="float">
            <text:p>02</text:p>
          </table:table-cell>
          <table:table-cell table:style-name="ce9" table:formula="of:=DAY([.AD26])" office:value-type="float" office:value="9" calcext:value-type="float">
            <text:p>09</text:p>
          </table:table-cell>
          <table:table-cell table:style-name="ce9" table:formula="of:=DAY([.AE26])" office:value-type="float" office:value="16" calcext:value-type="float">
            <text:p>16</text:p>
          </table:table-cell>
          <table:table-cell table:style-name="ce9" table:formula="of:=DAY([.AF26])" office:value-type="float" office:value="23" calcext:value-type="float">
            <text:p>23</text:p>
          </table:table-cell>
          <table:table-cell table:style-name="ce9" table:formula="of:=DAY([.AG26])" office:value-type="float" office:value="30" calcext:value-type="float">
            <text:p>30</text:p>
          </table:table-cell>
          <table:table-cell table:number-columns-repeated="47"/>
        </table:table-row>
        <table:table-row table:style-name="ro1">
          <table:covered-table-cell table:style-name="ce2"/>
          <table:covered-table-cell table:style-name="ce6"/>
          <table:table-cell table:style-name="ce10" table:formula="of:=MONTH([.C26])" office:value-type="float" office:value="3" calcext:value-type="float">
            <text:p>03</text:p>
          </table:table-cell>
          <table:table-cell table:style-name="ce10" table:formula="of:=MONTH([.D26])" office:value-type="float" office:value="3" calcext:value-type="float">
            <text:p>03</text:p>
          </table:table-cell>
          <table:table-cell table:style-name="ce10" table:formula="of:=MONTH([.E26])" office:value-type="float" office:value="3" calcext:value-type="float">
            <text:p>03</text:p>
          </table:table-cell>
          <table:table-cell table:style-name="ce10" table:formula="of:=MONTH([.F26])" office:value-type="float" office:value="3" calcext:value-type="float">
            <text:p>03</text:p>
          </table:table-cell>
          <table:table-cell table:style-name="ce10" table:formula="of:=MONTH([.G26])" office:value-type="float" office:value="4" calcext:value-type="float">
            <text:p>04</text:p>
          </table:table-cell>
          <table:table-cell table:style-name="ce10" table:formula="of:=MONTH([.H26])" office:value-type="float" office:value="4" calcext:value-type="float">
            <text:p>04</text:p>
          </table:table-cell>
          <table:table-cell table:style-name="ce10" table:formula="of:=MONTH([.I26])" office:value-type="float" office:value="4" calcext:value-type="float">
            <text:p>04</text:p>
          </table:table-cell>
          <table:table-cell table:style-name="ce10" table:formula="of:=MONTH([.J26])" office:value-type="float" office:value="4" calcext:value-type="float">
            <text:p>04</text:p>
          </table:table-cell>
          <table:table-cell table:style-name="ce10" table:formula="of:=MONTH([.K26])" office:value-type="float" office:value="4" calcext:value-type="float">
            <text:p>04</text:p>
          </table:table-cell>
          <table:table-cell table:style-name="ce10" table:formula="of:=MONTH([.L26])" office:value-type="float" office:value="5" calcext:value-type="float">
            <text:p>05</text:p>
          </table:table-cell>
          <table:table-cell table:style-name="ce10" table:formula="of:=MONTH([.M26])" office:value-type="float" office:value="5" calcext:value-type="float">
            <text:p>05</text:p>
          </table:table-cell>
          <table:table-cell table:style-name="ce10" table:formula="of:=MONTH([.N26])" office:value-type="float" office:value="5" calcext:value-type="float">
            <text:p>05</text:p>
          </table:table-cell>
          <table:table-cell table:style-name="ce10" table:formula="of:=MONTH([.O26])" office:value-type="float" office:value="5" calcext:value-type="float">
            <text:p>05</text:p>
          </table:table-cell>
          <table:table-cell table:style-name="ce10" table:formula="of:=MONTH([.P26])" office:value-type="float" office:value="6" calcext:value-type="float">
            <text:p>06</text:p>
          </table:table-cell>
          <table:table-cell table:style-name="ce10" table:formula="of:=MONTH([.Q26])" office:value-type="float" office:value="6" calcext:value-type="float">
            <text:p>06</text:p>
          </table:table-cell>
          <table:table-cell table:style-name="ce10" table:formula="of:=MONTH([.R26])" office:value-type="float" office:value="6" calcext:value-type="float">
            <text:p>06</text:p>
          </table:table-cell>
          <table:table-cell table:style-name="ce10" table:formula="of:=MONTH([.S26])" office:value-type="float" office:value="6" calcext:value-type="float">
            <text:p>06</text:p>
          </table:table-cell>
          <table:table-cell table:style-name="ce10" table:formula="of:=MONTH([.T26])" office:value-type="float" office:value="7" calcext:value-type="float">
            <text:p>07</text:p>
          </table:table-cell>
          <table:table-cell table:style-name="ce10" table:formula="of:=MONTH([.U26])" office:value-type="float" office:value="7" calcext:value-type="float">
            <text:p>07</text:p>
          </table:table-cell>
          <table:table-cell table:style-name="ce10" table:formula="of:=MONTH([.V26])" office:value-type="float" office:value="7" calcext:value-type="float">
            <text:p>07</text:p>
          </table:table-cell>
          <table:table-cell table:style-name="ce10" table:formula="of:=MONTH([.W26])" office:value-type="float" office:value="7" calcext:value-type="float">
            <text:p>07</text:p>
          </table:table-cell>
          <table:table-cell table:style-name="ce10" table:formula="of:=MONTH([.X26])" office:value-type="float" office:value="7" calcext:value-type="float">
            <text:p>07</text:p>
          </table:table-cell>
          <table:table-cell table:style-name="ce10" table:formula="of:=MONTH([.Y26])" office:value-type="float" office:value="8" calcext:value-type="float">
            <text:p>08</text:p>
          </table:table-cell>
          <table:table-cell table:style-name="ce10" table:formula="of:=MONTH([.Z26])" office:value-type="float" office:value="8" calcext:value-type="float">
            <text:p>08</text:p>
          </table:table-cell>
          <table:table-cell table:style-name="ce10" table:formula="of:=MONTH([.AA26])" office:value-type="float" office:value="8" calcext:value-type="float">
            <text:p>08</text:p>
          </table:table-cell>
          <table:table-cell table:style-name="ce10" table:formula="of:=MONTH([.AB26])" office:value-type="float" office:value="8" calcext:value-type="float">
            <text:p>08</text:p>
          </table:table-cell>
          <table:table-cell table:style-name="ce10" table:formula="of:=MONTH([.AC26])" office:value-type="float" office:value="9" calcext:value-type="float">
            <text:p>09</text:p>
          </table:table-cell>
          <table:table-cell table:style-name="ce10" table:formula="of:=MONTH([.AD26])" office:value-type="float" office:value="9" calcext:value-type="float">
            <text:p>09</text:p>
          </table:table-cell>
          <table:table-cell table:style-name="ce10" table:formula="of:=MONTH([.AE26])" office:value-type="float" office:value="9" calcext:value-type="float">
            <text:p>09</text:p>
          </table:table-cell>
          <table:table-cell table:style-name="ce10" table:formula="of:=MONTH([.AF26])" office:value-type="float" office:value="9" calcext:value-type="float">
            <text:p>09</text:p>
          </table:table-cell>
          <table:table-cell table:style-name="ce10" table:formula="of:=MONTH([.AG26])" office:value-type="float" office:value="9" calcext:value-type="float">
            <text:p>0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Literature Sear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pproval / Submission of Pro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ollection / Formatting of datase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Selection / Configuration of Cam/Stereo meth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2.1</text:p>
          </table:table-cell>
          <table:table-cell table:style-name="ce7" office:value-type="string" calcext:value-type="string">
            <text:p>Results for stereo method</text:p>
          </table:table-cell>
          <table:table-cell table:style-name="ce12"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Selection / Configuration of Cam/Lidar method</text:p>
          </table:table-cell>
          <table:table-cell table:number-columns-repeated="1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/>
          <table:table-cell table:number-columns-repeated="52"/>
        </table:table-row>
        <table:table-row table:style-name="ro1">
          <table:table-cell office:value-type="string" calcext:value-type="string">
            <text:p>3.1</text:p>
          </table:table-cell>
          <table:table-cell table:style-name="ce7" office:value-type="string" calcext:value-type="string">
            <text:p>Results for lidar method</text:p>
          </table:table-cell>
          <table:table-cell table:number-columns-repeated="21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Research of stereo camera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search of lidar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number-columns-repeated="2"/>
          <table:table-cell table:number-columns-repeated="66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Thesis first draft cre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5.1</text:p>
          </table:table-cell>
          <table:table-cell table:style-name="ce7" office:value-type="string" calcext:value-type="string">
            <text:p>Thesis first draft review</text:p>
          </table:table-cell>
          <table:table-cell table:style-name="ce13" table:number-columns-repeated="12"/>
          <table:table-cell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hesis second draft creation</text:p>
          </table:table-cell>
          <table:table-cell table:number-columns-repeated="1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4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5.3</text:p>
          </table:table-cell>
          <table:table-cell table:style-name="ce7" office:value-type="string" calcext:value-type="string">
            <text:p>Thesis second draft review</text:p>
          </table:table-cell>
          <table:table-cell table:style-name="ce14" table:number-columns-repeated="14"/>
          <table:table-cell table:style-name="ce23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54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hesis final draft creation</text:p>
          </table:table-cell>
          <table:table-cell table:number-columns-repeated="19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5.5</text:p>
          </table:table-cell>
          <table:table-cell table:style-name="ce7" office:value-type="string" calcext:value-type="string">
            <text:p>Thesis final draft review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hesis submission</text:p>
          </table:table-cell>
          <table:table-cell table:style-name="ce15" table:number-columns-repeated="26"/>
          <table:table-cell table:style-name="ce32"/>
          <table:table-cell table:style-name="ce36"/>
          <table:table-cell table:style-name="ce40"/>
          <table:table-cell table:style-name="ce44"/>
          <table:table-cell table:style-name="ce48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Presentation submission</text:p>
          </table:table-cell>
          <table:table-cell table:style-name="ce16" table:number-columns-repeated="26"/>
          <table:table-cell table:style-name="ce33"/>
          <table:table-cell table:style-name="ce37"/>
          <table:table-cell table:style-name="ce41"/>
          <table:table-cell table:style-name="ce45"/>
          <table:table-cell table:style-name="ce4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4" table:number-columns-repeated="2"/>
          <table:table-cell table:style-name="ce17" table:number-columns-repeated="26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number-columns-repeated="47"/>
        </table:table-row>
        <table:table-row table:style-name="ro1" table:number-rows-repeated="2">
          <table:table-cell table:style-name="Default" table:number-columns-repeated="33"/>
          <table:table-cell table:number-columns-repeated="47"/>
        </table:table-row>
        <table:table-row table:style-name="ro1">
          <table:table-cell table:style-name="Default" table:number-columns-repeated="2"/>
          <table:table-cell table:style-name="ce18" office:value-type="date" office:date-value="2019-03-04" calcext:value-type="date">
            <text:p>43</text:p>
          </table:table-cell>
          <table:table-cell table:style-name="ce18" table:formula="of:=[.C26]+7" office:value-type="date" office:date-value="2019-03-11" calcext:value-type="date">
            <text:p>113</text:p>
          </table:table-cell>
          <table:table-cell table:style-name="ce18" table:formula="of:=[.D26]+7" office:value-type="date" office:date-value="2019-03-18" calcext:value-type="date">
            <text:p>183</text:p>
          </table:table-cell>
          <table:table-cell table:style-name="ce18" table:formula="of:=[.E26]+7" office:value-type="date" office:date-value="2019-03-25" calcext:value-type="date">
            <text:p>253</text:p>
          </table:table-cell>
          <table:table-cell table:style-name="ce18" table:formula="of:=[.F26]+7" office:value-type="date" office:date-value="2019-04-01" calcext:value-type="date">
            <text:p>14</text:p>
          </table:table-cell>
          <table:table-cell table:style-name="ce18" table:formula="of:=[.G26]+7" office:value-type="date" office:date-value="2019-04-08" calcext:value-type="date">
            <text:p>84</text:p>
          </table:table-cell>
          <table:table-cell table:style-name="ce18" table:formula="of:=[.H26]+7" office:value-type="date" office:date-value="2019-04-15" calcext:value-type="date">
            <text:p>154</text:p>
          </table:table-cell>
          <table:table-cell table:style-name="ce18" table:formula="of:=[.I26]+7" office:value-type="date" office:date-value="2019-04-22" calcext:value-type="date">
            <text:p>224</text:p>
          </table:table-cell>
          <table:table-cell table:style-name="ce18" table:formula="of:=[.J26]+7" office:value-type="date" office:date-value="2019-04-29" calcext:value-type="date">
            <text:p>294</text:p>
          </table:table-cell>
          <table:table-cell table:style-name="ce18" table:formula="of:=[.K26]+7" office:value-type="date" office:date-value="2019-05-06" calcext:value-type="date">
            <text:p>65</text:p>
          </table:table-cell>
          <table:table-cell table:style-name="ce18" table:formula="of:=[.L26]+7" office:value-type="date" office:date-value="2019-05-13" calcext:value-type="date">
            <text:p>135</text:p>
          </table:table-cell>
          <table:table-cell table:style-name="ce18" table:formula="of:=[.M26]+7" office:value-type="date" office:date-value="2019-05-20" calcext:value-type="date">
            <text:p>205</text:p>
          </table:table-cell>
          <table:table-cell table:style-name="ce18" table:formula="of:=[.N26]+7" office:value-type="date" office:date-value="2019-05-27" calcext:value-type="date">
            <text:p>275</text:p>
          </table:table-cell>
          <table:table-cell table:style-name="ce18" table:formula="of:=[.O26]+7" office:value-type="date" office:date-value="2019-06-03" calcext:value-type="date">
            <text:p>36</text:p>
          </table:table-cell>
          <table:table-cell table:style-name="ce18" table:formula="of:=[.P26]+7" office:value-type="date" office:date-value="2019-06-10" calcext:value-type="date">
            <text:p>106</text:p>
          </table:table-cell>
          <table:table-cell table:style-name="ce18" table:formula="of:=[.Q26]+7" office:value-type="date" office:date-value="2019-06-17" calcext:value-type="date">
            <text:p>176</text:p>
          </table:table-cell>
          <table:table-cell table:style-name="ce18" table:formula="of:=[.R26]+7" office:value-type="date" office:date-value="2019-06-24" calcext:value-type="date">
            <text:p>246</text:p>
          </table:table-cell>
          <table:table-cell table:style-name="ce18" table:formula="of:=[.S26]+7" office:value-type="date" office:date-value="2019-07-01" calcext:value-type="date">
            <text:p>17</text:p>
          </table:table-cell>
          <table:table-cell table:style-name="ce18" table:formula="of:=[.T26]+7" office:value-type="date" office:date-value="2019-07-08" calcext:value-type="date">
            <text:p>87</text:p>
          </table:table-cell>
          <table:table-cell table:style-name="ce18" table:formula="of:=[.U26]+7" office:value-type="date" office:date-value="2019-07-15" calcext:value-type="date">
            <text:p>157</text:p>
          </table:table-cell>
          <table:table-cell table:style-name="ce18" table:formula="of:=[.V26]+7" office:value-type="date" office:date-value="2019-07-22" calcext:value-type="date">
            <text:p>227</text:p>
          </table:table-cell>
          <table:table-cell table:style-name="ce18" table:formula="of:=[.W26]+7" office:value-type="date" office:date-value="2019-07-29" calcext:value-type="date">
            <text:p>297</text:p>
          </table:table-cell>
          <table:table-cell table:style-name="ce18" table:formula="of:=[.X26]+7" office:value-type="date" office:date-value="2019-08-05" calcext:value-type="date">
            <text:p>58</text:p>
          </table:table-cell>
          <table:table-cell table:style-name="ce18" table:formula="of:=[.Y26]+7" office:value-type="date" office:date-value="2019-08-12" calcext:value-type="date">
            <text:p>128</text:p>
          </table:table-cell>
          <table:table-cell table:style-name="ce18" table:formula="of:=[.Z26]+7" office:value-type="date" office:date-value="2019-08-19" calcext:value-type="date">
            <text:p>198</text:p>
          </table:table-cell>
          <table:table-cell table:style-name="ce18" table:formula="of:=[.AA26]+7" office:value-type="date" office:date-value="2019-08-26" calcext:value-type="date">
            <text:p>268</text:p>
          </table:table-cell>
          <table:table-cell table:style-name="ce18" table:formula="of:=[.AB26]+7" office:value-type="date" office:date-value="2019-09-02" calcext:value-type="date">
            <text:p>29</text:p>
          </table:table-cell>
          <table:table-cell table:style-name="ce18" table:formula="of:=[.AC26]+7" office:value-type="date" office:date-value="2019-09-09" calcext:value-type="date">
            <text:p>99</text:p>
          </table:table-cell>
          <table:table-cell table:style-name="ce18" table:formula="of:=[.AD26]+7" office:value-type="date" office:date-value="2019-09-16" calcext:value-type="date">
            <text:p>169</text:p>
          </table:table-cell>
          <table:table-cell table:style-name="ce18" table:formula="of:=[.AE26]+7" office:value-type="date" office:date-value="2019-09-23" calcext:value-type="date">
            <text:p>239</text:p>
          </table:table-cell>
          <table:table-cell table:style-name="ce18" table:formula="of:=[.AF26]+7" office:value-type="date" office:date-value="2019-09-30" calcext:value-type="date">
            <text:p>309</text:p>
          </table:table-cell>
          <table:table-cell table:number-columns-repeated="47"/>
        </table:table-row>
        <calcext:conditional-formats>
          <calcext:conditional-format calcext:target-range-address="Sheet1.M6:Sheet1.P13 Sheet1.Q6:Sheet1.AB10 Sheet1.C14:Sheet1.I14 Sheet1.O14:Sheet1.P14 Sheet1.Q13:Sheet1.Z16 Sheet1.Q12:Sheet1.W16 Sheet1.P15:Sheet1.P16 Sheet1.AA13:Sheet1.AB18 Sheet1.C6:Sheet1.L9 Sheet1.C11:Sheet1.L13 Sheet1.O15:Sheet1.O17 Sheet1.C15:Sheet1.N15 Sheet1.C17:Sheet1.N17 Sheet1.Q20:Sheet1.AB20 Sheet1.C19:Sheet1.U20">
            <calcext:condition calcext:apply-style-name="Untitled1" calcext:value="formula-is(NOT(ISBLANK([.C6])))" calcext:base-cell-address="Sheet1.C6"/>
          </calcext:conditional-format>
          <calcext:conditional-format calcext:target-range-address="Sheet1.AC6:Sheet1.AC18 Sheet1.AC20:Sheet1.AC20">
            <calcext:condition calcext:apply-style-name="Untitled1" calcext:value="formula-is(NOT(ISBLANK([.AC6])))" calcext:base-cell-address="Sheet1.AC6"/>
          </calcext:conditional-format>
          <calcext:conditional-format calcext:target-range-address="Sheet1.AD6:Sheet1.AD20">
            <calcext:condition calcext:apply-style-name="Untitled1" calcext:value="formula-is(NOT(ISBLANK([.AD6])))" calcext:base-cell-address="Sheet1.AD6"/>
          </calcext:conditional-format>
          <calcext:conditional-format calcext:target-range-address="Sheet1.AE6:Sheet1.AE20">
            <calcext:condition calcext:apply-style-name="Untitled1" calcext:value="formula-is(NOT(ISBLANK([.AE6])))" calcext:base-cell-address="Sheet1.AE6"/>
          </calcext:conditional-format>
          <calcext:conditional-format calcext:target-range-address="Sheet1.AF6:Sheet1.AF20">
            <calcext:condition calcext:apply-style-name="Untitled1" calcext:value="formula-is(NOT(ISBLANK([.AF6])))" calcext:base-cell-address="Sheet1.AF6"/>
          </calcext:conditional-format>
          <calcext:conditional-format calcext:target-range-address="Sheet1.AG6:Sheet1.AG20">
            <calcext:condition calcext:apply-style-name="Untitled1" calcext:value="formula-is(NOT(ISBLANK([.AG6])))" calcext:base-cell-address="Sheet1.AG6"/>
          </calcext:conditional-format>
          <calcext:conditional-format calcext:target-range-address="Sheet1.Q11:Sheet1.AB11">
            <calcext:condition calcext:apply-style-name="Untitled1" calcext:value="formula-is(NOT(ISBLANK([.Q11])))" calcext:base-cell-address="Sheet1.Q11"/>
          </calcext:conditional-format>
          <calcext:conditional-format calcext:target-range-address="Sheet1.AB12:Sheet1.AB12">
            <calcext:condition calcext:apply-style-name="Untitled1" calcext:value="formula-is(NOT(ISBLANK([.AB12])))" calcext:base-cell-address="Sheet1.AB12"/>
          </calcext:conditional-format>
          <calcext:conditional-format calcext:target-range-address="Sheet1.X12:Sheet1.AA12">
            <calcext:condition calcext:apply-style-name="Untitled1" calcext:value="formula-is(NOT(ISBLANK([.X12])))" calcext:base-cell-address="Sheet1.X12"/>
          </calcext:conditional-format>
          <calcext:conditional-format calcext:target-range-address="Sheet1.M14:Sheet1.N14">
            <calcext:condition calcext:apply-style-name="Untitled1" calcext:value="formula-is(NOT(ISBLANK([.M14])))" calcext:base-cell-address="Sheet1.M14"/>
          </calcext:conditional-format>
          <calcext:conditional-format calcext:target-range-address="Sheet1.J14:Sheet1.L14">
            <calcext:condition calcext:apply-style-name="Untitled1" calcext:value="formula-is(NOT(ISBLANK([.J14])))" calcext:base-cell-address="Sheet1.J14"/>
          </calcext:conditional-format>
          <calcext:conditional-format calcext:target-range-address="Sheet1.U18:Sheet1.Z18 Sheet1.W17:Sheet1.Z17">
            <calcext:condition calcext:apply-style-name="Untitled1" calcext:value="formula-is(NOT(ISBLANK([.U17])))" calcext:base-cell-address="Sheet1.U17"/>
          </calcext:conditional-format>
          <calcext:conditional-format calcext:target-range-address="Sheet1.P17:Sheet1.V17">
            <calcext:condition calcext:apply-style-name="Untitled1" calcext:value="formula-is(NOT(ISBLANK([.P17])))" calcext:base-cell-address="Sheet1.P17"/>
          </calcext:conditional-format>
          <calcext:conditional-format calcext:target-range-address="Sheet1.V19:Sheet1.Z19">
            <calcext:condition calcext:apply-style-name="Untitled1" calcext:value="formula-is(NOT(ISBLANK([.V19])))" calcext:base-cell-address="Sheet1.V19"/>
          </calcext:conditional-format>
          <calcext:conditional-format calcext:target-range-address="Sheet1.AA19:Sheet1.AA19">
            <calcext:condition calcext:apply-style-name="Untitled1" calcext:value="formula-is(NOT(ISBLANK([.AA19])))" calcext:base-cell-address="Sheet1.AA19"/>
          </calcext:conditional-format>
          <calcext:conditional-format calcext:target-range-address="Sheet1.AB19:Sheet1.AB19">
            <calcext:condition calcext:apply-style-name="Untitled1" calcext:value="formula-is(NOT(ISBLANK([.AB19])))" calcext:base-cell-address="Sheet1.AB19"/>
          </calcext:conditional-format>
          <calcext:conditional-format calcext:target-range-address="Sheet1.AC19:Sheet1.AC19">
            <calcext:condition calcext:apply-style-name="Untitled1" calcext:value="formula-is(NOT(ISBLANK([.AC19])))" calcext:base-cell-address="Sheet1.AC19"/>
          </calcext:conditional-format>
          <calcext:conditional-format calcext:target-range-address="Sheet1.C10:Sheet1.L10">
            <calcext:condition calcext:apply-style-name="Untitled1" calcext:value="formula-is(NOT(ISBLANK([.C10])))" calcext:base-cell-address="Sheet1.C10"/>
          </calcext:conditional-format>
          <calcext:conditional-format calcext:target-range-address="Sheet1.C18:Sheet1.P18">
            <calcext:condition calcext:apply-style-name="Untitled1" calcext:value="formula-is(NOT(ISBLANK([.C18])))" calcext:base-cell-address="Sheet1.C18"/>
          </calcext:conditional-format>
          <calcext:conditional-format calcext:target-range-address="Sheet1.Q18:Sheet1.T18">
            <calcext:condition calcext:apply-style-name="Untitled1" calcext:value="formula-is(NOT(ISBLANK([.Q18])))" calcext:base-cell-address="Sheet1.Q18"/>
          </calcext:conditional-format>
          <calcext:conditional-format calcext:target-range-address="Sheet1.C16:Sheet1.N16">
            <calcext:condition calcext:apply-style-name="Untitled1" calcext:value="formula-is(NOT(ISBLANK([.C16])))" calcext:base-cell-address="Sheet1.C16"/>
          </calcext:conditional-format>
          <calcext:conditional-format calcext:target-range-address="Sheet1.C23:Sheet1.AB23 Sheet1.C21:Sheet1.AB21">
            <calcext:condition calcext:apply-style-name="Untitled1" calcext:value="formula-is(NOT(ISBLANK([.C21])))" calcext:base-cell-address="Sheet1.C21"/>
          </calcext:conditional-format>
          <calcext:conditional-format calcext:target-range-address="Sheet1.AC23:Sheet1.AC23 Sheet1.AC21:Sheet1.AC21">
            <calcext:condition calcext:apply-style-name="Untitled1" calcext:value="formula-is(NOT(ISBLANK([.AC21])))" calcext:base-cell-address="Sheet1.AC21"/>
          </calcext:conditional-format>
          <calcext:conditional-format calcext:target-range-address="Sheet1.AD23:Sheet1.AD23 Sheet1.AD21:Sheet1.AD21">
            <calcext:condition calcext:apply-style-name="Untitled1" calcext:value="formula-is(NOT(ISBLANK([.AD21])))" calcext:base-cell-address="Sheet1.AD21"/>
          </calcext:conditional-format>
          <calcext:conditional-format calcext:target-range-address="Sheet1.AE23:Sheet1.AE23 Sheet1.AE21:Sheet1.AE21">
            <calcext:condition calcext:apply-style-name="Untitled1" calcext:value="formula-is(NOT(ISBLANK([.AE21])))" calcext:base-cell-address="Sheet1.AE21"/>
          </calcext:conditional-format>
          <calcext:conditional-format calcext:target-range-address="Sheet1.AF23:Sheet1.AF23 Sheet1.AF21:Sheet1.AF21">
            <calcext:condition calcext:apply-style-name="Untitled1" calcext:value="formula-is(NOT(ISBLANK([.AF21])))" calcext:base-cell-address="Sheet1.AF21"/>
          </calcext:conditional-format>
          <calcext:conditional-format calcext:target-range-address="Sheet1.AG23:Sheet1.AG23 Sheet1.AG21:Sheet1.AG21">
            <calcext:condition calcext:apply-style-name="Untitled1" calcext:value="formula-is(NOT(ISBLANK([.AG21])))" calcext:base-cell-address="Sheet1.AG21"/>
          </calcext:conditional-format>
          <calcext:conditional-format calcext:target-range-address="Sheet1.C22:Sheet1.AB22">
            <calcext:condition calcext:apply-style-name="Untitled1" calcext:value="formula-is(NOT(ISBLANK([.C22])))" calcext:base-cell-address="Sheet1.C22"/>
          </calcext:conditional-format>
          <calcext:conditional-format calcext:target-range-address="Sheet1.AC22:Sheet1.AC22">
            <calcext:condition calcext:apply-style-name="Untitled1" calcext:value="formula-is(NOT(ISBLANK([.AC22])))" calcext:base-cell-address="Sheet1.AC22"/>
          </calcext:conditional-format>
          <calcext:conditional-format calcext:target-range-address="Sheet1.AD22:Sheet1.AD22">
            <calcext:condition calcext:apply-style-name="Untitled1" calcext:value="formula-is(NOT(ISBLANK([.AD22])))" calcext:base-cell-address="Sheet1.AD22"/>
          </calcext:conditional-format>
          <calcext:conditional-format calcext:target-range-address="Sheet1.AE22:Sheet1.AE22">
            <calcext:condition calcext:apply-style-name="Untitled1" calcext:value="formula-is(NOT(ISBLANK([.AE22])))" calcext:base-cell-address="Sheet1.AE22"/>
          </calcext:conditional-format>
          <calcext:conditional-format calcext:target-range-address="Sheet1.AF22:Sheet1.AF22">
            <calcext:condition calcext:apply-style-name="Untitled1" calcext:value="formula-is(NOT(ISBLANK([.AF22])))" calcext:base-cell-address="Sheet1.AF22"/>
          </calcext:conditional-format>
          <calcext:conditional-format calcext:target-range-address="Sheet1.AG22:Sheet1.AG22">
            <calcext:condition calcext:apply-style-name="Untitled1" calcext:value="formula-is(NOT(ISBLANK([.AG22])))" calcext:base-cell-address="Sheet1.AG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</number:date-style>
    <number:date-style style:name="N122">
      <number:day number:style="long"/>
      <number:text>-</number:text>
      <number:month number:style="long"/>
    </number:date-style>
    <number:date-style style:name="N123">
      <number:day number:style="long"/>
      <number:text> </number:text>
      <number:month number:style="long"/>
    </number:date-style>
    <number:number-style style:name="N124">
      <number:number number:decimal-places="0" loext:min-decimal-places="0" number:min-integer-digits="2"/>
    </number:number-style>
    <number:date-style style:name="N125">
      <number:day/>
      <number:month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78.99mm" fo:page-height="95mm" style:num-format="1" style:print-orientation="landscape" fo:margin-top="0.49mm" fo:margin-bottom="0.49mm" fo:margin-left="0.49mm" fo:margin-right="0.49m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26:59.706122631</meta:creation-date>
    <dc:date>2019-02-28T14:32:55.674804134</dc:date>
    <meta:editing-duration>PT33M11S</meta:editing-duration>
    <meta:editing-cycles>15</meta:editing-cycles>
    <meta:generator>LibreOffice/5.1.6.2$Linux_X86_64 LibreOffice_project/10m0$Build-2</meta:generator>
    <meta:document-statistic meta:table-count="1" meta:cell-count="248" meta:object-count="0"/>
  </office:meta>
</office:document-meta>
</file>